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Arial" officeooo:rsid="001b140c" officeooo:paragraph-rsid="001b140c"/>
    </style:style>
    <style:style style:name="P4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6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b140c" officeooo:paragraph-rsid="001c16cb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officeooo:rsid="001b6053"/>
    </style:style>
    <style:style style:name="T3" style:family="text">
      <style:text-properties style:font-name="Arial" fo:font-size="11pt" officeooo:rsid="001c16cb" style:font-size-asian="11pt" style:font-size-complex="11pt"/>
    </style:style>
    <style:style style:name="T4" style:family="text">
      <style:text-properties style:font-name="Arial" fo:font-weight="normal" officeooo:rsid="001c16cb" style:font-weight-asian="normal" style:font-weight-complex="normal"/>
    </style:style>
    <style:style style:name="T5" style:family="text">
      <style:text-properties style:font-name="Arial" fo:font-weight="normal" officeooo:rsid="001c4df7" style:font-weight-asian="normal" style:font-weight-complex="normal"/>
    </style:style>
    <style:style style:name="T6" style:family="text">
      <style:text-properties style:font-name="Arial" fo:font-weight="normal" officeooo:rsid="001d841c" style:font-weight-asian="normal" style:font-weight-complex="normal"/>
    </style:style>
    <style:style style:name="T7" style:family="text">
      <style:text-properties officeooo:rsid="001c16cb"/>
    </style:style>
    <style:style style:name="T8" style:family="text">
      <style:text-properties officeooo:rsid="001c4d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xel Toy</text:p>
      <text:p text:style-name="P1"/>
      <text:p text:style-name="P6">Functions</text:p>
      <text:p text:style-name="P7"/>
      <text:p text:style-name="P7"><text:span text:style-name="T3">Drawing</text:span><text:tab/></text:p>
      <text:p text:style-name="P7">drawRectangle(x, y, width, height)</text:p>
      <text:p text:style-name="P7">drawLine(x1, y1, x2, y2)</text:p>
      <text:p text:style-name="P7">drawPoint(x, y)</text:p>
      <text:p text:style-name="P7">drawString(x, y, string)</text:p>
      <text:p text:style-name="P7"/>
      <text:p text:style-name="P7">useColour(r, g, b, a)</text:p>
      <text:p text:style-name="P7"><text:tab/><text:span text:style-name="T6">After calling this function, anything you draw will use this colour.</text:span></text:p>
      <text:p text:style-name="P7"><text:span text:style-name="T6"><text:tab/>Until you update the colour again, of course.</text:span></text:p>
      <text:p text:style-name="P7">newFrame()</text:p>
      <text:p text:style-name="P7"><text:tab/><text:span text:style-name="T6">Call this function when you are ready to draw a new frame.</text:span></text:p>
      <text:p text:style-name="P7">isMouseDown()</text:p>
      <text:p text:style-name="P7"><text:tab/><text:span text:style-name="T6">Returns True if the left mouse button is pressed. False if it is not.</text:span></text:p>
      <text:p text:style-name="P7">isKeyDown(<text:span text:style-name="T2">key</text:span>)</text:p>
      <text:p text:style-name="P9"><text:span text:style-name="T4"><text:tab/>Returns True or False depending on whether the specified key</text:span><text:span text:style-name="T5"> </text:span><text:span text:style-name="T4">is pressed.</text:span></text:p>
      <text:p text:style-name="P8"><text:span text:style-name="T4"><text:tab/>Example: check if the 'e' key is pressed: </text:span></text:p>
      <text:p text:style-name="P8"><text:span text:style-name="T4"><text:tab/><text:tab/>if isKeyDown('e'):</text:span></text:p>
      <text:p text:style-name="P8"><text:span text:style-name="T4"><text:tab/><text:tab/><text:tab/>print 'e'</text:span></text:p>
      <text:p text:style-name="P8"><text:span text:style-name="T4"><text:tab/>Here's a list of all possible keys:</text:span></text:p>
      <text:p text:style-name="P8"><text:span text:style-name="T4"><text:tab/><text:tab/>Letters: a, b, c, d, e, f, g, h, I, j, k, l, m, n, o, p, q, r, s, t, u, v, w, x, y, z</text:span></text:p>
      <text:p text:style-name="P8"><text:span text:style-name="T4"><text:tab/><text:tab/>Numbers: 0, 1, 2, 3, 4, 5, 6, 7, 8, 9</text:span></text:p>
      <text:p text:style-name="P9"><text:span text:style-name="T5"><text:tab/><text:tab/>Space: ' '</text:span></text:p>
      <text:p text:style-name="P9"><text:span text:style-name="T4"><text:tab/><text:tab/></text:span><text:span text:style-name="T5">Arrow keys: <text:s/></text:span><text:span text:style-name="T8">LEFT, RIGHT, UP, DOWN</text:span></text:p>
      <text:p text:style-name="P8"><text:span text:style-name="T4"><text:tab/><text:tab/></text:span><text:span text:style-name="T5">Special keys: </text:span><text:span text:style-name="T8">SHIFT, CONTROL, TAB, ENTER, ESCAPE</text:span></text:p>
      <text:p text:style-name="P7"/>
      <text:p text:style-name="P7">random()</text:p>
      <text:p text:style-name="P4"><text:tab/><text:span text:style-name="T7">Returns a random value between 0.0 and 1.0</text:span></text:p>
      <text:p text:style-name="P1"/>
      <text:p text:style-name="P6">Variables</text:p>
      <text:p text:style-name="P3"><text:span text:style-name="T1"/></text:p>
      <text:p text:style-name="P5">These variables contain some utility values. They are updated every time you call the newFrame() function. </text:p>
      <text:p text:style-name="P3"><text:span text:style-name="T1"/></text:p>
      <text:p text:style-name="P3"><text:span text:style-name="T1">_mouseX</text:span></text:p>
      <text:p text:style-name="P3"><text:span text:style-name="T1">_mouseY</text:span></text:p>
      <text:p text:style-name="P3"><text:span text:style-name="T1">_screenWidth</text:span></text:p>
      <text:p text:style-name="P3"><text:span text:style-name="T1">_screenHeight</text:span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3-09-04T01:13:26.391000000</dc:date>
    <meta:editing-duration>PT24M31S</meta:editing-duration>
    <meta:editing-cycles>4</meta:editing-cycles>
    <meta:generator>LibreOffice/4.1.0.4$Windows_x86 LibreOffice_project/89ea49ddacd9aa532507cbf852f2bb22b1ace28</meta:generator>
    <meta:document-statistic meta:table-count="0" meta:image-count="0" meta:object-count="0" meta:page-count="1" meta:paragraph-count="34" meta:word-count="184" meta:character-count="1040" meta:non-whitespace-character-count="861"/>
  </office:meta>
</office:document-meta>
</file>